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1"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22"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23"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33"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style:columns fo:column-count="1" fo:column-gap="0in"/>
      </style:graphic-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33">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9"><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9"><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0"><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0"><text:tab/></text:p>
      <text:p text:style-name="P6">Квалификация, необходимая для сдачи экзамена.</text:p>
      <text:p text:style-name="P11"><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23">Категория</text:p>
          </table:table-cell>
          <table:table-cell table:style-name="Таблица1.A1" office:value-type="string">
            <text:p text:style-name="P23">Общее образование </text:p>
          </table:table-cell>
          <table:table-cell table:style-name="Таблица1.A1" office:value-type="string">
            <text:p text:style-name="P23">Часов обучения управлению проектами</text:p>
          </table:table-cell>
          <table:table-cell table:style-name="Таблица1.A1" office:value-type="string">
            <text:p text:style-name="P23">Опыт управления проектами</text:p>
          </table:table-cell>
          <table:table-cell table:style-name="Таблица1.E1" office:value-type="string">
            <text:p text:style-name="P23">Число вопросов</text:p>
          </table:table-cell>
        </table:table-row>
        <table:table-row>
          <table:table-cell table:style-name="Таблица1.A2" office:value-type="string">
            <text:p text:style-name="P21">1</text:p>
          </table:table-cell>
          <table:table-cell table:style-name="Таблица1.A2" office:value-type="string">
            <text:p text:style-name="P21">Степень бакалавра</text:p>
          </table:table-cell>
          <table:table-cell table:style-name="Таблица1.A2" office:value-type="string">
            <text:p text:style-name="P22">35</text:p>
          </table:table-cell>
          <table:table-cell table:style-name="Таблица1.A2" office:value-type="string">
            <text:p text:style-name="P21">4500 часов. 3 года</text:p>
          </table:table-cell>
          <table:table-cell table:style-name="Таблица1.E2" office:value-type="string">
            <text:p text:style-name="P21">200</text:p>
          </table:table-cell>
        </table:table-row>
        <table:table-row>
          <table:table-cell table:style-name="Таблица1.A2" office:value-type="string">
            <text:p text:style-name="P21">2</text:p>
          </table:table-cell>
          <table:table-cell table:style-name="Таблица1.A2" office:value-type="string">
            <text:p text:style-name="P21">Диплом высшей школы</text:p>
          </table:table-cell>
          <table:table-cell table:style-name="Таблица1.A2" office:value-type="string">
            <text:p text:style-name="P22">35</text:p>
          </table:table-cell>
          <table:table-cell table:style-name="Таблица1.A2" office:value-type="string">
            <text:p text:style-name="P21">7500 часов. 5 лет</text:p>
          </table:table-cell>
          <table:table-cell table:style-name="Таблица1.E2" office:value-type="string">
            <text:p text:style-name="P21">200</text:p>
          </table:table-cell>
        </table:table-row>
      </table:table>
      <text:p text:style-name="P12"/>
      <text:p text:style-name="P12"><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3"><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4"><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4"><text:tab/><text:span text:style-name="T4">Ниже приведены примеры крупных проектов:</text:span></text:p>
      <text:list xml:id="list2065268435" text:style-name="L1">
        <text:list-item>
          <text:p text:style-name="P24">Проектирование нового колл-центра (по сравнению с обработкой небольших проектов колл-центра).</text:p>
        </text:list-item>
        <text:list-item>
          <text:p text:style-name="P24">Проектирование нового производственного процесса (по сравнению с производством стандартного продукта для клиента).</text:p>
        </text:list-item>
        <text:list-item>
          <text:p text:style-name="P24">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24">Проектирование и строительство нового здания (по сравнению с перекраской существующего здания).</text:p>
          <text:p text:style-name="P24"/>
        </text:list-item>
      </text:list>
      <text:p text:style-name="P15"><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640682289" text:style-name="L2">
        <text:list-item>
          <text:p text:style-name="P25">Перерасход средств или выход из графика</text:p>
        </text:list-item>
        <text:list-item>
          <text:p text:style-name="P25">Нереалистичное расписание</text:p>
        </text:list-item>
        <text:list-item>
          <text:p text:style-name="P25">Чрезмерные изменения содержания или расписания</text:p>
        </text:list-item>
        <text:list-item>
          <text:p text:style-name="P25">Проблемы коммуникации и обострение конфликтов</text:p>
        </text:list-item>
        <text:list-item>
          <text:p text:style-name="P25">Заканчивается время к концу проекта</text:p>
        </text:list-item>
        <text:list-item>
          <text:p text:style-name="P25">Неудовлетворительное качество</text:p>
        </text:list-item>
        <text:list-item>
          <text:p text:style-name="P25">Низкий моральный дух</text:p>
        </text:list-item>
        <text:list-item>
          <text:p text:style-name="P25">Непонимание членами команды относительно того, что необходимо сделать</text:p>
        </text:list-item>
        <text:list-item>
          <text:p text:style-name="P25">Чрезмерная переработка и сверхурочные</text:p>
        </text:list-item>
        <text:list-item>
          <text:p text:style-name="P25">Слишком много совещаний по проектам </text:p>
        </text:list-item>
      </text:list>
      <text:p text:style-name="P16"/>
      <text:p text:style-name="P16"><text:tab/>Теперь подумайте о своем опыте управления проектами, особенно о своем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2199152760" text:style-name="L3">
        <text:list-item>
          <text:p text:style-name="P26">Пошаговый процесс управления проектами, в том числе почему каждый шаг необходим</text:p>
        </text:list-item>
        <text:list-item>
          <text:p text:style-name="P26">Роли руководителя проекта, спонсора, команды и заинтересованных сторон</text:p>
        </text:list-item>
        <text:list-item>
          <text:p text:style-name="P26">Использование исторической информации из предыдущих проектов</text:p>
        </text:list-item>
        <text:list-item>
          <text:p text:style-name="P26"><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26">Что такое Устав проекта и как его создать</text:p>
        </text:list-item>
        <text:list-item>
          <text:p text:style-name="P26">Что такое структурная декомпозиция работ <text:s/>(WBS) (не список или гистограмма) и как ее создать</text:p>
        </text:list-item>
        <text:list-item>
          <text:p text:style-name="P26">Как вручную создать сетевую диаграмму</text:p>
        </text:list-item>
        <text:list-item>
          <text:p text:style-name="P26">Что такое критический путь, как его найти и какие преимущества он предоставляет менеджеру проекта</text:p>
        </text:list-item>
        <text:list-item>
          <text:p text:style-name="P26">Оценка по трем точкам</text:p>
        </text:list-item>
        <text:list-item>
          <text:p text:style-name="P26">Анализ Монте-Карло </text:p>
        </text:list-item>
        <text:list-item>
          <text:p text:style-name="P26">Анализ освоенного объема</text:p>
        </text:list-item>
        <text:list-item>
          <text:p text:style-name="P26">Сжатие расписания (сжатие и быстрый проход)</text:p>
        </text:list-item>
        <text:list-item>
          <text:p text:style-name="P26">Managing float</text:p>
        </text:list-item>
        <text:list-item>
          <text:p text:style-name="P26">Как создать реалистичное расписание</text:p>
        </text:list-item>
        <text:list-item>
          <text:p text:style-name="P26">Управление качеством как проекта, так и результирующего продукта или результатов</text:p>
        </text:list-item>
        <text:list-item>
          <text:p text:style-name="P26">Развитие отношений с заинтересованными сторонами и обеспечение их заинтересованности и вовлечения в проект</text:p>
        </text:list-item>
        <text:list-item>
          <text:p text:style-name="P26">Что входит в процесс управления рисками </text:p>
        </text:list-item>
        <text:list-item>
          <text:p text:style-name="P26">Расчет резервов и понимание их связи с управлением рисками</text:p>
        </text:list-item>
        <text:list-item>
          <text:p text:style-name="P26">Создание реалистичного и утвержденного плана управления проектом, за достижение которого вы готовы нести ответственность </text:p>
        </text:list-item>
        <text:list-item>
          <text:p text:style-name="P26">Мониторинг и контроль проекта в соответствии с планом управления проектом</text:p>
        </text:list-item>
        <text:list-item>
          <text:p text:style-name="P26">Управление запросами на изменение и управление изменениями</text:p>
        </text:list-item>
        <text:list-item>
          <text:p text:style-name="P26">Учет профессиональных и социальных обязанностей, ожидаемых от руководителя проекта при управлении проектом</text:p>
        </text:list-item>
      </text:list>
      <text:p text:style-name="P17"><text:tab/></text:p>
      <text:p text:style-name="P17"><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7"/>
      <text:p text:style-name="P8">Подача заявления на сдачу экзамена.</text:p>
      <text:p text:style-name="P18"><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19"><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0"><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0"/>
      <text:p text:style-name="P32">Как использовать эту книг<text:span text:style-name="T7">у</text:span></text:p>
      <text:p text:style-name="P20"/>
      <text:p text:style-name="P28">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8"><text:span text:style-name="T8"/></text:p>
      <text:p text:style-name="P29">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9"><text:span text:style-name="T8"/></text:p>
      <text:p text:style-name="P29"><text:span text:style-name="T11">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9"><text:span text:style-name="T8"/></text:p>
      <text:p text:style-name="P30"><text:span text:style-name="T11">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30"><text:span text:style-name="T8"/></text:p>
      <text:p text:style-name="P30"><text:span text:style-name="T8">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span></text:p>
      <text:p text:style-name="P30"><text:span text:style-name="T8"/></text:p>
      <text:p text:style-name="P31"><text:span text:style-name="T11">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31"><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31"><text:span text:style-name="T8"/></text:p>
      <text:p text:style-name="P31"><text:span text:style-name="T8">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емы, впервые описанные или представленные в этой книге, с тех пор стали отраслевыми стандартам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15T22:43:25.382926443</dc:date>
    <meta:editing-duration>PT2H51M45S</meta:editing-duration>
    <meta:editing-cycles>22</meta:editing-cycles>
    <meta:document-statistic meta:table-count="1" meta:image-count="0" meta:object-count="0" meta:page-count="5" meta:paragraph-count="85" meta:word-count="1927" meta:character-count="13511" meta:non-whitespace-character-count="11675"/>
  </office:meta>
</office:document-meta>
</file>